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0B9A88DE17AA21500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tyle="italic" officeooo:rsid="0008dcf6" officeooo:paragraph-rsid="0008dcf6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dcf6" officeooo:paragraph-rsid="0008dcf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8dcf6" officeooo:paragraph-rsid="0008dcf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8dcf6" officeooo:paragraph-rsid="0008dcf6" style:font-weight-asian="normal" style:font-weight-complex="normal"/>
    </style:style>
    <style:style style:name="T1" style:family="text">
      <style:text-properties officeooo:rsid="000940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2</text:span> – <text:span text:style-name="T1">JS</text:span></text:p>
      <text:p text:style-name="P2"/>
      <text:p text:style-name="P4"/>
      <text:p text:style-name="P3"/>
      <text:p text:style-name="P3"><draw:frame draw:style-name="fr1" draw:name="Image1" text:anchor-type="char" svg:width="17cm" svg:height="3.297cm" draw:z-index="0"><draw:image xlink:href="Pictures/10000001000003BA000000B9A88DE17AA21500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08dcf6" officeooo:paragraph-rsid="0008dcf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header-first>
        <text:p text:style-name="MP1">Shivcharan T</text:p>
        <text:p text:style-name="MP1">CSE – B</text:p>
        <text:p text:style-name="MP1">205001100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6:58:43.366663963</meta:creation-date>
    <dc:date>2023-03-29T17:07:27.157869474</dc:date>
    <meta:editing-duration>PT8M4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4" meta:word-count="8" meta:character-count="45" meta:non-whitespace-character-count="39"/>
  </office:meta>
</office:document-meta>
</file>